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100000000948724AA1012F61BB.gif" manifest:media-type="image/gif"/>
  <manifest:file-entry manifest:full-path="Pictures/100002000000001000000012337C269F453CEC0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Verdana" svg:font-family="Verdan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75pt" fo:letter-spacing="normal" fo:font-style="normal" fo:font-weight="normal"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4" style:family="paragraph" style:parent-style-name="Text_20_body">
      <style:paragraph-properties fo:margin-left="0in" fo:margin-right="0in" fo:text-align="start" style:justify-single-word="false" fo:orphans="2" fo:widows="2" fo:text-indent="0in" style:auto-text-indent="false"/>
    </style:style>
    <style:style style:name="P5" style:family="paragraph" style:parent-style-name="Heading_20_1">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6.5pt" fo:letter-spacing="normal" fo:font-style="normal" fo:font-weight="bold"/>
    </style:style>
    <style:style style:name="P6"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style>
    <style:style style:name="P7"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8"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9" style:family="paragraph" style:parent-style-name="Heading_20_4">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P10"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font-size="10.5pt" fo:letter-spacing="normal" fo:font-style="normal" fo:font-weight="normal"/>
    </style:style>
    <style:style style:name="P11" style:family="paragraph" style:parent-style-name="Preformatted_20_Text">
      <style:paragraph-properties fo:margin-left="0in" fo:margin-right="0in" fo:margin-top="0.0311in" fo:margin-bottom="0.0311in" loext:contextual-spacing="false" fo:text-indent="0in" style:auto-text-indent="false" fo:padding="0.0209in" fo:border="0.06pt solid #c6d7df"/>
      <style:text-properties fo:font-size="10.5pt"/>
    </style:style>
    <style:style style:name="P12" style:family="paragraph" style:parent-style-name="List_20_Contents">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3" style:family="paragraph" style:parent-style-name="List_20_Contents">
      <style:paragraph-properties fo:margin-left="0in" fo:margin-right="0in" fo:margin-top="0in" fo:margin-bottom="0.1965in" loext:contextual-spacing="false" fo:text-indent="0in" style:auto-text-indent="false"/>
    </style:style>
    <style:style style:name="P14" style:family="paragraph" style:parent-style-name="List_20_Contents">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5" style:family="paragraph" style:parent-style-name="List_20_Heading">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6" style:family="paragraph" style:parent-style-name="List_20_Heading">
      <style:paragraph-properties fo:margin-left="0in" fo:margin-right="0in" fo:text-indent="0in" style:auto-text-indent="false"/>
    </style:style>
    <style:style style:name="P17" style:family="paragraph" style:parent-style-name="List_20_Heading">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8" style:family="paragraph" style:parent-style-name="Preformatted_20_Text">
      <style:paragraph-properties fo:margin-left="0.3937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style:font-name="Arial" fo:font-size="10.5pt" fo:letter-spacing="normal" fo:font-style="normal" fo:font-weight="normal"/>
    </style:style>
    <style:style style:name="P19" style:family="paragraph" style:parent-style-name="Preformatted_20_Text">
      <style:paragraph-properties fo:margin-left="0.3937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letter-spacing="normal"/>
    </style:style>
    <style:style style:name="P20" style:family="paragraph" style:parent-style-name="Preformatted_20_Text">
      <style:paragraph-properties fo:margin-top="0.0311in" fo:margin-bottom="0.0311in" loext:contextual-spacing="false" fo:padding="0.0209in" fo:border="0.06pt solid #c6d7df"/>
    </style:style>
    <style:style style:name="P21" style:family="paragraph" style:parent-style-name="Preformatted_20_Text">
      <style:paragraph-properties fo:margin-top="0.0311in" fo:margin-bottom="0.0311in" loext:contextual-spacing="false" fo:padding="0.0209in" fo:border="0.06pt solid #c6d7df"/>
      <style:text-properties fo:font-size="10.5pt"/>
    </style:style>
    <style:style style:name="P22" style:family="paragraph" style:parent-style-name="List_20_Contents">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23" style:family="paragraph" style:parent-style-name="List_20_Contents">
      <style:paragraph-properties fo:margin-top="0in" fo:margin-bottom="0.1965in" loext:contextual-spacing="false"/>
    </style:style>
    <style:style style:name="P24" style:family="paragraph" style:parent-style-name="List_20_Contents">
      <style:paragraph-properties fo:margin-top="0in" fo:margin-bottom="0.1965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25" style:family="paragraph" style:parent-style-name="List_20_Contents">
      <style:paragraph-properties fo:margin-top="0in" fo:margin-bottom="0.1965in" loext:contextual-spacing="false" fo:text-align="start" style:justify-single-word="false" fo:orphans="2" fo:widows="2"/>
      <style:text-properties fo:font-variant="normal" fo:text-transform="none" fo:color="#232323" style:font-name="Arial" fo:font-size="11.25pt" fo:letter-spacing="normal" fo:font-style="normal" fo:font-weight="bold"/>
    </style:style>
    <style:style style:name="P26" style:family="paragraph" style:parent-style-name="List_20_Heading">
      <style:paragraph-properties fo:margin-top="0in" fo:margin-bottom="0.1965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27" style:family="paragraph" style:parent-style-name="List_20_Heading">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28"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9"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0"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1"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2"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3"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4"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5" style:family="paragraph" style:parent-style-name="Text_20_body" style:list-style-name="L9">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6" style:family="paragraph" style:parent-style-name="Text_20_body" style:list-style-name="L10">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7" style:family="paragraph" style:parent-style-name="Text_20_body" style:list-style-name="L1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8"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9" style:family="paragraph" style:parent-style-name="Text_20_body" style:list-style-name="L1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0" style:family="paragraph" style:parent-style-name="Text_20_body" style:list-style-name="L1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1" style:family="paragraph" style:parent-style-name="Text_20_body" style:list-style-name="L1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2" style:family="paragraph" style:parent-style-name="Text_20_body" style:list-style-name="L1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3" style:family="paragraph" style:parent-style-name="Text_20_body" style:list-style-name="L1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999999" style:font-name="monospace" fo:font-size="10.5pt" fo:letter-spacing="normal" fo:font-style="normal" fo:font-weight="normal" fo:background-color="#e6ecef" loext:padding="0.0209in" loext:border="0.06pt solid #c6d7df"/>
    </style:style>
    <style:style style:name="P44"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4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4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47" style:family="paragraph" style:parent-style-name="Text_20_body">
      <style:paragraph-properties fo:margin-left="0in" fo:margin-right="0in" fo:text-indent="0in" style:auto-text-indent="false"/>
    </style:style>
    <style:style style:name="P4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4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italic" fo:font-weight="normal"/>
    </style:style>
    <style:style style:name="P5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75pt" fo:letter-spacing="normal" fo:font-style="normal" fo:font-weight="bold"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51" style:family="paragraph" style:parent-style-name="Text_20_body">
      <style:paragraph-properties fo:margin-left="0in" fo:margin-right="0in" fo:text-align="start" style:justify-single-word="false" fo:orphans="2" fo:widows="2" fo:text-indent="0in" style:auto-text-indent="false"/>
    </style:style>
    <style:style style:name="P52"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3"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4"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5"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6" style:family="paragraph" style:parent-style-name="Text_20_body" style:list-style-name="L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7" style:family="paragraph" style:parent-style-name="Text_20_body" style:list-style-name="L8">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8" style:family="paragraph" style:parent-style-name="Text_20_body" style:list-style-name="L9">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9"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0" style:family="paragraph" style:parent-style-name="Text_20_body" style:list-style-name="L1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1" style:family="paragraph" style:parent-style-name="Text_20_body" style:list-style-name="L18">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2" style:family="paragraph" style:parent-style-name="Text_20_body" style:list-style-name="L1">
      <style:paragraph-properties fo:margin-top="0in" fo:margin-bottom="0in" loext:contextual-spacing="false" fo:text-align="start" style:justify-single-word="false" fo:orphans="2" fo:widows="2" fo:padding="0in" fo:border="none"/>
    </style:style>
    <style:style style:name="P63" style:family="paragraph" style:parent-style-name="Text_20_body" style:list-style-name="L4">
      <style:paragraph-properties fo:margin-top="0in" fo:margin-bottom="0in" loext:contextual-spacing="false" fo:text-align="start" style:justify-single-word="false" fo:orphans="2" fo:widows="2" fo:padding="0in" fo:border="none"/>
    </style:style>
    <style:style style:name="P64" style:family="paragraph" style:parent-style-name="Text_20_body" style:list-style-name="L6">
      <style:paragraph-properties fo:margin-top="0in" fo:margin-bottom="0in" loext:contextual-spacing="false" fo:text-align="start" style:justify-single-word="false" fo:orphans="2" fo:widows="2" fo:padding="0in" fo:border="none"/>
    </style:style>
    <style:style style:name="P65" style:family="paragraph" style:parent-style-name="Text_20_body" style:list-style-name="L9">
      <style:paragraph-properties fo:margin-top="0in" fo:margin-bottom="0in" loext:contextual-spacing="false" fo:text-align="start" style:justify-single-word="false" fo:orphans="2" fo:widows="2" fo:padding="0in" fo:border="none"/>
    </style:style>
    <style:style style:name="P66" style:family="paragraph" style:parent-style-name="Text_20_body">
      <style:paragraph-properties fo:margin-left="0.0835in" fo:margin-right="0in" fo:margin-top="0.0311in" fo:margin-bottom="0.0311in" loext:contextual-spacing="false" fo:text-align="start" style:justify-single-word="false" fo:orphans="2" fo:widows="2" fo:text-indent="0in" style:auto-text-indent="false"/>
      <style:text-properties fo:font-variant="normal" fo:text-transform="none" fo:color="#0000aa" fo:letter-spacing="normal" fo:background-color="#e6ecef" loext:padding="0.0209in" loext:border="0.06pt solid #c6d7df"/>
    </style:style>
    <style:style style:name="P67" style:family="paragraph" style:parent-style-name="Text_20_body">
      <style:paragraph-properties fo:margin-left="0.0835in" fo:margin-right="0in" fo:margin-top="0.0311in" fo:margin-bottom="0.0311in" loext:contextual-spacing="false" fo:text-align="start" style:justify-single-word="false" fo:orphans="2" fo:widows="2" fo:text-indent="0in" style:auto-text-indent="false"/>
      <style:text-properties fo:font-variant="normal" fo:text-transform="none" fo:color="#000000" fo:letter-spacing="normal" fo:background-color="#e6ecef" loext:padding="0.0209in" loext:border="0.06pt solid #c6d7df"/>
    </style:style>
    <style:style style:name="P68" style:family="paragraph" style:parent-style-name="Text_20_body" style:list-style-name="L11">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9" style:family="paragraph" style:parent-style-name="Text_20_body">
      <style:paragraph-properties fo:margin-top="0.0311in" fo:margin-bottom="0.0311in" loext:contextual-spacing="false" fo:text-align="center" style:justify-single-word="false" fo:orphans="2" fo:widows="2"/>
      <style:text-properties fo:font-variant="normal" fo:text-transform="none" fo:color="#777777" style:font-name="monospace" fo:font-size="10.5pt" fo:letter-spacing="normal" fo:font-style="normal" fo:font-weight="normal" fo:background-color="#e6ecef" loext:padding="0.0209in" loext:border="0.06pt solid #c6d7df"/>
    </style:style>
    <style:style style:name="P70" style:family="paragraph" style:parent-style-name="Heading_20_1">
      <style:text-properties fo:font-variant="normal" fo:text-transform="none" fo:color="#232323" style:font-name="Verdana" fo:font-size="16.5pt" fo:letter-spacing="normal" fo:font-style="normal" fo:font-weight="bold"/>
    </style:style>
    <style:style style:name="P71" style:family="paragraph" style:parent-style-name="Heading_20_1">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6.5pt" fo:letter-spacing="normal" fo:font-style="normal" fo:font-weight="bold"/>
    </style:style>
    <style:style style:name="P72"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style>
    <style:style style:name="P73"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74"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75"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fo:background-color="#e6ecef" loext:padding="0.0209in" loext:border="0.06pt solid #c6d7df"/>
    </style:style>
    <style:style style:name="P76"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fo:letter-spacing="normal" fo:background-color="#e6ecef" loext:padding="0in" loext:border="none"/>
    </style:style>
    <style:style style:name="P77"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fo:letter-spacing="normal" fo:background-color="#e6ecef" loext:padding="0.0209in" loext:border="0.06pt solid #c6d7df"/>
    </style:style>
    <style:style style:name="P78"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577798" style:font-name="monospace" fo:font-size="10.5pt" fo:letter-spacing="normal" fo:font-style="normal" fo:font-weight="normal" fo:background-color="#e6ecef" loext:padding="0in" loext:border="none"/>
    </style:style>
    <style:style style:name="P79"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fo:font-size="10.5pt" fo:letter-spacing="normal" fo:font-style="normal" fo:font-weight="normal"/>
    </style:style>
    <style:style style:name="P80" style:family="paragraph" style:parent-style-name="Preformatted_20_Text">
      <style:paragraph-properties fo:margin-top="0.0311in" fo:margin-bottom="0.0311in" loext:contextual-spacing="false" fo:text-align="start" style:justify-single-word="false" fo:orphans="2" fo:widows="2" fo:padding="0.0209in" fo:border="0.06pt solid #c6d7df"/>
    </style:style>
    <style:style style:name="P81"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font-size="10.5pt" fo:letter-spacing="normal" fo:font-style="normal" fo:font-weight="normal"/>
    </style:style>
    <style:style style:name="T1" style:family="text">
      <style:text-properties fo:font-weight="bold"/>
    </style:style>
    <style:style style:name="T2" style:family="text">
      <style:text-properties fo:font-variant="normal" fo:text-transform="none" fo:color="#232323" style:font-name="Verdana" fo:font-size="13.5pt" fo:letter-spacing="normal" fo:font-style="normal" fo:font-weight="bold"/>
    </style:style>
    <style:style style:name="T3" style:family="text">
      <style:text-properties fo:font-variant="normal" fo:text-transform="none" fo:color="#232323" style:font-name="Arial" fo:font-size="11.25pt" fo:letter-spacing="normal" fo:font-style="normal" fo:font-weight="normal"/>
    </style:style>
    <style:style style:name="T4" style:family="text">
      <style:text-properties fo:font-variant="normal" fo:text-transform="none" fo:color="#232323" style:font-name="Arial" fo:font-size="11.25pt" fo:letter-spacing="normal" fo:font-style="normal" fo:font-weight="bold"/>
    </style:style>
    <style:style style:name="T5" style:family="text">
      <style:text-properties fo:font-variant="normal" fo:text-transform="none" fo:color="#232323" style:font-name="Arial" fo:font-size="11.25pt" fo:letter-spacing="normal" fo:font-style="italic" fo:font-weight="bold"/>
    </style:style>
    <style:style style:name="T6" style:family="text">
      <style:text-properties fo:font-variant="normal" fo:text-transform="none" fo:color="#232323" style:font-name="Arial" fo:font-size="10.5pt" fo:letter-spacing="normal" fo:font-style="normal" fo:font-weight="normal" fo:background-color="#e6ecef" loext:char-shading-value="0" loext:padding="0in" loext:border="none"/>
    </style:style>
    <style:style style:name="T7" style:family="text">
      <style:text-properties fo:font-variant="normal" fo:text-transform="none" fo:color="#232323" fo:letter-spacing="normal"/>
    </style:style>
    <style:style style:name="T8" style:family="text">
      <style:text-properties fo:font-variant="normal" fo:text-transform="none" fo:color="#232323" fo:font-size="11.25pt" fo:letter-spacing="normal" fo:font-style="normal" fo:font-weight="normal"/>
    </style:style>
    <style:style style:name="T9" style:family="text">
      <style:text-properties fo:font-variant="normal" fo:text-transform="none" fo:color="#0000aa" style:font-name="Arial" fo:font-size="11.25pt" fo:letter-spacing="normal" fo:font-style="normal" fo:font-weight="normal"/>
    </style:style>
    <style:style style:name="T10" style:family="text">
      <style:text-properties fo:font-variant="normal" fo:text-transform="none" fo:color="#0000aa" style:font-name="Arial" fo:font-size="11.25pt" fo:letter-spacing="normal" fo:font-style="normal" fo:font-weight="normal" fo:background-color="transparent" loext:char-shading-value="0" loext:padding="0in" loext:border="none"/>
    </style:style>
    <style:style style:name="T11" style:family="text">
      <style:text-properties fo:font-variant="normal" fo:text-transform="none" fo:color="#0000aa" style:font-name="Arial" fo:font-size="11.25pt" fo:letter-spacing="normal" fo:font-style="normal" fo:font-weight="bold"/>
    </style:style>
    <style:style style:name="T12" style:family="text">
      <style:text-properties fo:font-style="italic"/>
    </style:style>
    <style:style style:name="T13" style:family="text">
      <style:text-properties fo:color="#0000aa"/>
    </style:style>
    <style:style style:name="T14" style:family="text">
      <style:text-properties style:font-name="monospace" fo:font-size="10.5pt" fo:font-style="normal" fo:font-weight="normal"/>
    </style:style>
    <style:style style:name="T15" style:family="text">
      <style:text-properties style:font-name="monospace" fo:font-size="10.5pt" fo:font-style="normal" fo:font-weight="normal" loext:padding="0in" loext:border="none"/>
    </style:style>
    <style:style style:name="T16" style:family="text">
      <style:text-properties fo:color="#a049b3" loext:padding="0in" loext:border="none"/>
    </style:style>
    <style:style style:name="T17" style:family="text">
      <style:text-properties fo:color="#a049b3" style:font-name="monospace" fo:font-size="10.5pt" fo:font-style="normal" fo:font-weight="normal" loext:padding="0in" loext:border="none"/>
    </style:style>
    <style:style style:name="T18" style:family="text">
      <style:text-properties fo:color="#000000" loext:padding="0in" loext:border="none"/>
    </style:style>
    <style:style style:name="T19" style:family="text">
      <style:text-properties fo:color="#20202e" loext:padding="0in" loext:border="none"/>
    </style:style>
    <style:style style:name="T20" style:family="text">
      <style:text-properties fo:color="#20202e" style:font-name="monospace" fo:font-size="10.5pt" fo:font-style="normal" fo:font-weight="normal" loext:padding="0in" loext:border="none"/>
    </style:style>
    <style:style style:name="T21" style:family="text">
      <style:text-properties fo:color="#577798" loext:padding="0in" loext:border="none"/>
    </style:style>
    <style:style style:name="T22" style:family="text">
      <style:text-properties fo:color="#577798" style:font-name="monospace" fo:font-size="10.5pt" fo:font-style="normal" fo:font-weight="normal" loext:padding="0in" loext:border="none"/>
    </style:style>
    <style:style style:name="T23" style:family="text">
      <style:text-properties fo:color="#b71414" loext:padding="0in" loext:border="none"/>
    </style:style>
    <style:style style:name="T24" style:family="text">
      <style:text-properties loext:padding="0in" loext:border="none"/>
    </style:style>
    <style:style style:name="T25" style:family="text">
      <style:text-properties fo:color="#7b5712" loext:padding="0in" loext:border="none"/>
    </style:style>
    <style:style style:name="T26" style:family="text">
      <style:text-properties fo:color="#c95416" loext:padding="0in" loext:border="none"/>
    </style:style>
    <style:style style:name="T27" style:family="text">
      <style:text-properties fo:color="#1e814a" style:font-name="monospace" fo:font-size="10.5pt" fo:font-style="normal" fo:font-weight="normal"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www.cs.bgu.ac.il/~caspl172/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text:bookmark text:name="program_memory_and_pointers_debugging_and_simulating_object_oriented_programming"/>Program Memory and Pointers, Debugging and Simulating Object Oriented Programming</text:h>
      <text:p text:style-name="P2"><text:span text:style-name="T1">Lab goals</text:span>: C primer, pointers to data, structures, and pointers to functions.</text:p>
      <text:h text:style-name="P5" text:outline-level="1"><text:bookmark text:name="this_lab_is_to_be_done_solo"/>(This lab is to be done SOLO)</text:h>
      <text:h text:style-name="P6" text:outline-level="2"><text:bookmark text:name="task_0_using_gdb1_to_debug_segmentation_fault"/><text:span text:style-name="T2">Task 0: Using </text:span><text:span text:style-name="Teletype"><text:span text:style-name="T2">gdb(1)</text:span></text:span><text:span text:style-name="T2"> to debug segmentation fault</text:span></text:h>
      <text:p text:style-name="P49">You should finish this task <text:span text:style-name="T1">before</text:span> attending the lab session.</text:p>
      <text:p text:style-name="P2">C is a low-level language. Execution of a buggy C program may cause its abnormal termination due to <text:span text:style-name="T12">segmentation fault</text:span> — illegal access to a memory address. Debugging segmentation faults can be a laborious task.</text:p>
      <text:p text:style-name="P4"><text:span text:style-name="Teletype"><text:span text:style-name="T3">gdb(1)</text:span></text:span><text:span text:style-name="T3">, the </text:span><text:a xlink:type="simple" xlink:href="https://www.cs.bgu.ac.il/~caspl172/Lab2/Reading" text:style-name="Internet_20_link" text:visited-style-name="Visited_20_Internet_20_Link"><text:span text:style-name="T9">GNU Debugger</text:span></text:a><text:span text:style-name="T3">, is a powerful tool for program debugging and inspection. When a program is compiled for debugging and run inside gdb, the exact location of segmentation fault can be determined. In addition, the state of the processor registers and values of the variables at the time of the fault can be examined.</text:span></text:p>
      <text:p text:style-name="P4"><text:span text:style-name="T3">The source code for a buggy program, </text:span><text:span text:style-name="Teletype"><text:span text:style-name="T3">count-words</text:span></text:span><text:span text:style-name="T3">, is provided in file </text:span><text:a xlink:type="simple" xlink:href="https://www.cs.bgu.ac.il/~caspl172/wiki.files/count-words.c" text:style-name="Internet_20_link" text:visited-style-name="Visited_20_Internet_20_Link"><text:span text:style-name="T9">count-words.c</text:span></text:a><text:span text:style-name="T3">. The program works correctly most of the time, but when called with a single word on the command line, terminates due to segmentation fault.</text:span></text:p>
      <text:list xml:id="list8741928508982586356" text:style-name="L9">
        <text:list-item>
          <text:p text:style-name="P35">Write a Makefile for the program.</text:p>
        </text:list-item>
        <text:list-item>
          <text:p text:style-name="P65"><text:span text:style-name="T4">Specify compilation flags appropriate for debugging using</text:span><text:span text:style-name="T3"> </text:span><text:span text:style-name="Teletype"><text:span text:style-name="T3">gdb</text:span></text:span><text:span text:style-name="T3">.</text:span></text:p>
        </text:list-item>
        <text:list-item>
          <text:p text:style-name="P65"><text:span text:style-name="T3">Find the location and the cause of the segmentation fault using </text:span><text:span text:style-name="Teletype"><text:span text:style-name="T3">gdb</text:span></text:span><text:span text:style-name="T3">.</text:span></text:p>
        </text:list-item>
        <text:list-item>
          <text:p text:style-name="P58">Fix the bug and make sure the program works correctly.</text:p>
        </text:list-item>
      </text:list>
      <text:p text:style-name="Horizontal_20_Line"/>
      <text:p text:style-name="P50">The tasks below are to be done only during the lab session! Any code written before the lab will not be accepted.</text:p>
      <text:h text:style-name="P7" text:outline-level="2"><text:bookmark text:name="task_1_understanding_memory_addresses_and_pointers"/>Task 1: Understanding memory addresses and pointers</text:h>
      <text:p text:style-name="P2">Logical virtual memory layout of a process is fixed in Linux. One can guess from the numerical value of a memory address whether the address points to:</text:p>
      <text:list xml:id="list4281404531167194588" text:style-name="L10">
        <text:list-item>
          <text:p text:style-name="P36">a static or a global variable,</text:p>
        </text:list-item>
        <text:list-item>
          <text:p text:style-name="P59">a local variable or a function argument,</text:p>
        </text:list-item>
        <text:list-item>
          <text:p text:style-name="P59">a function.</text:p>
        </text:list-item>
      </text:list>
      <text:p text:style-name="P4"><text:span text:style-name="T3">Here is a </text:span><text:a xlink:type="simple" xlink:href="https://www.cs.bgu.ac.il/~caspl172/wiki.files/lab2/ch07lev1sec6/ch07lev1sec6.html" text:style-name="Internet_20_link" text:visited-style-name="Visited_20_Internet_20_Link"><text:span text:style-name="T9">useful link</text:span></text:a><text:span text:style-name="T3"> (in addition to what you've heard in class). </text:span></text:p>
      <text:h text:style-name="P8" text:outline-level="3"><text:bookmark text:name="t1a_-_addresses"/><text:soft-page-break/>T1a - Addresses</text:h>
      <text:p text:style-name="P4"><text:span text:style-name="T3">Read, compile and run the </text:span><text:a xlink:type="simple" xlink:href="https://www.cs.bgu.ac.il/~caspl172/wiki.files/addresses.c" text:style-name="Internet_20_link" text:visited-style-name="Visited_20_Internet_20_Link"><text:span text:style-name="T9">addresses.c</text:span></text:a><text:span text:style-name="T3"> program (</text:span><text:span text:style-name="T4">remember to use the </text:span><text:span text:style-name="T5">-m32</text:span><text:span text:style-name="T4"> flag</text:span><text:span text:style-name="T3">).<text:line-break/>Can you tell the location (stack, code, etc.) of each memory address?<text:line-break/>What can you say about the numerical values? Do they obey a particular order?</text:span></text:p>
      <text:h text:style-name="P8" text:outline-level="3"><text:bookmark text:name="t1b_-_distances"/>T1b - Distances</text:h>
      <text:p text:style-name="P4"><text:span text:style-name="T3">Understand and explain to the TA the purpose of the distances printed in the point_at function.</text:span><text:line-break/><text:span text:style-name="T3">Where is each memory address allocated and what does it have to do with the printed distance?</text:span></text:p>
      <text:h text:style-name="P8" text:outline-level="3"><text:bookmark text:name="t1c_-_arrays_memory_layout"/>T1c - Arrays memory layout</text:h>
      <text:p text:style-name="P2">In this task we will examine the memory layout of arrays.</text:p>
      <text:p text:style-name="P2">Define two arrays of length 3 as shown below and print the memory address of each array cell.</text:p>
      <text:p text:style-name="P66"><draw:frame draw:style-name="fr1" draw:name="Image1" text:anchor-type="as-char" svg:width="0.1665in" svg:height="0.1874in" draw:z-index="0"><draw:image xlink:href="Pictures/100002000000001000000012337C269F453CEC0B.gif" xlink:type="simple" xlink:show="embed" xlink:actuate="onLoad"/><svg:title>download</svg:title></draw:frame></text:p>
      <text:p text:style-name="P75"><text:span text:style-name="T16">int</text:span><text:span text:style-name="T24"> </text:span><text:span text:style-name="T19">iarray</text:span><text:span text:style-name="T21">[</text:span><text:span text:style-name="T23">3</text:span><text:span text:style-name="T21">]</text:span><text:span text:style-name="T24">;</text:span></text:p>
      <text:p text:style-name="P75"><text:span text:style-name="T16">char</text:span><text:span text:style-name="T24"> </text:span><text:span text:style-name="T19">carray</text:span><text:span text:style-name="T21">[</text:span><text:span text:style-name="T23">3</text:span><text:span text:style-name="T21">]</text:span><text:span text:style-name="T24">;</text:span></text:p>
      <text:p text:style-name="P2">Print the hexadecimal values of <text:span text:style-name="T1">iarray, iarray+1, carray and carray+1</text:span> (the values of these pointers, <text:span text:style-name="T1">not</text:span> the values pointed by the pointers). What can you say about the behavior of the '+' operator?<text:line-break/>Given the results, explain to the TA the memory layout of arrays.</text:p>
      <text:h text:style-name="P8" text:outline-level="3"><text:bookmark text:name="t1d_-_pointers_and_arrays"/>T1d - Pointers and arrays</text:h>
      <text:p text:style-name="P2">Array names are essentially pointer constants. Instead of using the arrays, use the pointers below to access array cells.</text:p>
      <text:p text:style-name="P66"><draw:frame draw:style-name="fr1" draw:name="Image2" text:anchor-type="as-char" svg:width="0.1665in" svg:height="0.1874in" draw:z-index="1"><draw:image xlink:href="Pictures/100002000000001000000012337C269F453CEC0B.gif" xlink:type="simple" xlink:show="embed" xlink:actuate="onLoad"/><svg:title>download</svg:title></draw:frame></text:p>
      <text:p text:style-name="P75"><text:span text:style-name="T16">int</text:span><text:span text:style-name="T24"> </text:span><text:span text:style-name="T19">iarray</text:span><text:span text:style-name="T21">[]</text:span><text:span text:style-name="T24"> = </text:span><text:span text:style-name="T21">{</text:span><text:span text:style-name="T23">1</text:span><text:span text:style-name="T24">,</text:span><text:span text:style-name="T23">2</text:span><text:span text:style-name="T24">,</text:span><text:span text:style-name="T23">3</text:span><text:span text:style-name="T21">}</text:span><text:span text:style-name="T24">;</text:span></text:p>
      <text:p text:style-name="P75"><text:span text:style-name="T16">char</text:span><text:span text:style-name="T24"> </text:span><text:span text:style-name="T19">carray</text:span><text:span text:style-name="T21">[]</text:span><text:span text:style-name="T24"> = </text:span><text:span text:style-name="T21">{</text:span><text:span text:style-name="T24">'</text:span><text:span text:style-name="T19">a</text:span><text:span text:style-name="T24">','</text:span><text:span text:style-name="T19">b</text:span><text:span text:style-name="T24">','</text:span><text:span text:style-name="T19">c</text:span><text:span text:style-name="T24">'</text:span><text:span text:style-name="T21">}</text:span><text:span text:style-name="T24">;</text:span></text:p>
      <text:p text:style-name="P75"><text:span text:style-name="T16">int</text:span><text:span text:style-name="T24">* </text:span><text:span text:style-name="T19">iarrayPtr</text:span><text:span text:style-name="T24">;</text:span></text:p>
      <text:p text:style-name="P75"><text:span text:style-name="T16">char</text:span><text:span text:style-name="T24">* </text:span><text:span text:style-name="T19">carrayPtr</text:span><text:span text:style-name="T24">;</text:span></text:p>
      <text:p text:style-name="P2">Initialize the pointers iarrayPtr and carrayPtr to point to the first cell of the arrays iarray and carray respectively. Use the two pointers (iarrayPtr,carrayPtr) to print all the values of the two arrays.</text:p>
      <text:p text:style-name="P2">Add an uninitialized pointer local variable p, and print its value (not the value it points to). What did you observe?</text:p>
      <text:h text:style-name="P7" text:outline-level="2"><text:bookmark text:name="task_2_-_structs_and_pointers_to_functions"/>Task 2 - Structs and pointers to functions</text:h>
      <text:p text:style-name="P2">Let us recall the following definition:</text:p>
      <text:list xml:id="list4853493831154892201" text:style-name="L11">
        <text:list-item>
          <text:p text:style-name="P68"><text:span text:style-name="T4">Pointers to functions</text:span><text:span text:style-name="T3"> - C allows declaring pointers to functions. The syntax is: </text:span><text:span text:style-name="Source_20_Text"><text:span text:style-name="T6">function_return_type (*pointer_name)(arguments_list);</text:span></text:span><text:span text:style-name="T3"> for simple types of return value and arguments. You can read more about pointers to functions </text:span><text:a xlink:type="simple" xlink:href="http://en.wikibooks.org/wiki/C_Programming/Pointers_and_arrays#Pointers_to_Functions%7C" text:style-name="Internet_20_link" text:visited-style-name="Visited_20_Internet_20_Link"><text:span text:style-name="T10">here</text:span></text:a><text:span text:style-name="T3">.</text:span></text:p>
        </text:list-item>
      </text:list>
      <text:p text:style-name="P46"><text:line-break/><text:span text:style-name="T3">The following code is the base file for task 2 - you should complete it as stated in the sub tasks.</text:span></text:p>
      <text:p text:style-name="P67"><text:soft-page-break/><text:span text:style-name="T13"><draw:frame draw:style-name="fr1" draw:name="Image3" text:anchor-type="as-char" svg:width="0.1665in" svg:height="0.1874in" draw:z-index="2"><draw:image xlink:href="Pictures/100002000000001000000012337C269F453CEC0B.gif" xlink:type="simple" xlink:show="embed" xlink:actuate="onLoad"/><svg:title>download</svg:title></draw:frame></text:span><text:span text:style-name="T13"><draw:frame draw:style-name="fr2" draw:name="Image4" text:anchor-type="as-char" svg:width="0.1665in" svg:height="0.0937in" draw:z-index="3"><draw:image xlink:href="Pictures/10000200000000100000000948724AA1012F61BB.gif" xlink:type="simple" xlink:show="embed" xlink:actuate="onLoad"/><svg:title>toggle</svg:title></draw:frame></text:span></text:p>
      <text:p text:style-name="P69">18 lines ...</text:p>
      <text:p text:style-name="P75"><text:span text:style-name="T25">#include </text:span><text:span text:style-name="T26">&lt;stdio.h&gt;</text:span></text:p>
      <text:p text:style-name="P75"><text:span text:style-name="T25">#include </text:span><text:span text:style-name="T26">&lt;string.h&gt;</text:span></text:p>
      <text:p text:style-name="P76"><text:s/></text:p>
      <text:p text:style-name="P75"><text:span text:style-name="T16">char</text:span><text:span text:style-name="T24"> </text:span><text:span text:style-name="T19">censor</text:span><text:span text:style-name="T21">(</text:span><text:span text:style-name="T16">char</text:span><text:span text:style-name="T24"> </text:span><text:span text:style-name="T19">c</text:span><text:span text:style-name="T21">)</text:span><text:span text:style-name="T24"> </text:span><text:span text:style-name="T21">{</text:span></text:p>
      <text:p text:style-name="P77"><text:span text:style-name="T24"><text:s text:c="2"/></text:span><text:span text:style-name="T27">if</text:span><text:span text:style-name="T22">(</text:span><text:span text:style-name="T20">c</text:span><text:span text:style-name="T15"> == '!'</text:span><text:span text:style-name="T22">)</text:span></text:p>
      <text:p text:style-name="P77"><text:span text:style-name="T24"><text:s text:c="4"/></text:span><text:span text:style-name="T27">return</text:span><text:span text:style-name="T15"> '.';</text:span></text:p>
      <text:p text:style-name="P77"><text:span text:style-name="T24"><text:s text:c="2"/></text:span><text:span text:style-name="T27">else</text:span></text:p>
      <text:p text:style-name="P77"><text:span text:style-name="T24"><text:s text:c="4"/></text:span><text:span text:style-name="T27">return</text:span><text:span text:style-name="T15"> </text:span><text:span text:style-name="T20">c</text:span><text:span text:style-name="T15">;</text:span></text:p>
      <text:p text:style-name="P78">}</text:p>
      <text:p text:style-name="P76"><text:s/></text:p>
      <text:p text:style-name="P75"><text:span text:style-name="T16">char</text:span><text:span text:style-name="T24">* </text:span><text:span text:style-name="T19">map</text:span><text:span text:style-name="T21">(</text:span><text:span text:style-name="T16">char</text:span><text:span text:style-name="T24"> *</text:span><text:span text:style-name="T19">array</text:span><text:span text:style-name="T24">, </text:span><text:span text:style-name="T16">int</text:span><text:span text:style-name="T24"> </text:span><text:span text:style-name="T19">array_length</text:span><text:span text:style-name="T24">, </text:span><text:span text:style-name="T16">char</text:span><text:span text:style-name="T24"> </text:span><text:span text:style-name="T21">(</text:span><text:span text:style-name="T24">*</text:span><text:span text:style-name="T19">f</text:span><text:span text:style-name="T21">)</text:span><text:span text:style-name="T24"> </text:span><text:span text:style-name="T21">(</text:span><text:span text:style-name="T16">char</text:span><text:span text:style-name="T21">)){</text:span></text:p>
      <text:p text:style-name="P77"><text:span text:style-name="T24"><text:s text:c="2"/></text:span><text:span text:style-name="T17">char</text:span><text:span text:style-name="T15">* </text:span><text:span text:style-name="T20">mapped_array</text:span><text:span text:style-name="T15"> = </text:span><text:span text:style-name="T22">(</text:span><text:span text:style-name="T17">char</text:span><text:span text:style-name="T15">*</text:span><text:span text:style-name="T22">)(</text:span><text:span text:style-name="T20">malloc</text:span><text:span text:style-name="T22">(</text:span><text:span text:style-name="T20">array_length</text:span><text:span text:style-name="T15">*</text:span><text:span text:style-name="T27">sizeof</text:span><text:span text:style-name="T22">(</text:span><text:span text:style-name="T17">char</text:span><text:span text:style-name="T22">)))</text:span><text:span text:style-name="T15">;</text:span></text:p>
      <text:p text:style-name="P77"><text:span text:style-name="T24"><text:s text:c="2"/></text:span><text:span text:style-name="T15">/* TODO: Complete during task 2.a */</text:span></text:p>
      <text:p text:style-name="P77"><text:span text:style-name="T24"><text:s text:c="2"/></text:span><text:span text:style-name="T27">return</text:span><text:span text:style-name="T15"> </text:span><text:span text:style-name="T20">mapped_array</text:span><text:span text:style-name="T15">;</text:span></text:p>
      <text:p text:style-name="P78">}</text:p>
      <text:p text:style-name="P76"><text:s/></text:p>
      <text:p text:style-name="P75"><text:span text:style-name="T16">int</text:span><text:span text:style-name="T24"> </text:span><text:span text:style-name="T19">main</text:span><text:span text:style-name="T21">(</text:span><text:span text:style-name="T16">int</text:span><text:span text:style-name="T24"> </text:span><text:span text:style-name="T19">argc</text:span><text:span text:style-name="T24">, </text:span><text:span text:style-name="T16">char</text:span><text:span text:style-name="T24"> **</text:span><text:span text:style-name="T19">argv</text:span><text:span text:style-name="T21">){</text:span></text:p>
      <text:p text:style-name="P77"><text:span text:style-name="T24"><text:s text:c="2"/></text:span><text:span text:style-name="T15">/* TODO: Test your code */</text:span></text:p>
      <text:p text:style-name="P78">}</text:p>
      <text:list xml:id="list7671266518690017068" text:style-name="L12">
        <text:list-item>
          <text:p text:style-name="P37">Please read the Deliverables section before continuing.</text:p>
        </text:list-item>
      </text:list>
      <text:p text:style-name="Text_20_body"/>
      <text:h text:style-name="P8" text:outline-level="3"><text:bookmark text:name="task_2a"/>Task 2a</text:h>
      <text:p text:style-name="P46"><text:span text:style-name="T3">Implement the map function that receives a pointer to a char (a pointer to a char array), an integer, and a pointer to a function. Map returns a new array (after allocating space for it), such that each value in the new array is the result of applying the function </text:span><text:span text:style-name="Teletype"><text:span text:style-name="T8">f</text:span></text:span><text:span text:style-name="T7"> </text:span><text:span text:style-name="T3">on the corresponding character in the input array.</text:span></text:p>
      <text:p text:style-name="P66"><draw:frame draw:style-name="fr1" draw:name="Image5" text:anchor-type="as-char" svg:width="0.1665in" svg:height="0.1874in" draw:z-index="4"><draw:image xlink:href="Pictures/100002000000001000000012337C269F453CEC0B.gif" xlink:type="simple" xlink:show="embed" xlink:actuate="onLoad"/><svg:title>download</svg:title></draw:frame></text:p>
      <text:list xml:id="list6148502788059160263" text:style-name="L13">
        <text:list-item>
          <text:p text:style-name="P43"><text:span text:style-name="T16">char</text:span><text:span text:style-name="T18">* </text:span><text:span text:style-name="T19">map</text:span><text:span text:style-name="T21">(</text:span><text:span text:style-name="T16">char</text:span><text:span text:style-name="T18"> *</text:span><text:span text:style-name="T19">array</text:span><text:span text:style-name="T18">, </text:span><text:span text:style-name="T16">int</text:span><text:span text:style-name="T18"> </text:span><text:span text:style-name="T19">array_length</text:span><text:span text:style-name="T18">, </text:span><text:span text:style-name="T16">char</text:span><text:span text:style-name="T18"> </text:span><text:span text:style-name="T21">(</text:span><text:span text:style-name="T18">*</text:span><text:span text:style-name="T19">f</text:span><text:span text:style-name="T21">)</text:span><text:span text:style-name="T18"> </text:span><text:span text:style-name="T21">(</text:span><text:span text:style-name="T16">char</text:span><text:span text:style-name="T21">))</text:span><text:span text:style-name="T18">;</text:span></text:p>
        </text:list-item>
      </text:list>
      <text:p text:style-name="P2">Example:</text:p>
      <text:p text:style-name="P66"><draw:frame draw:style-name="fr1" draw:name="Image6" text:anchor-type="as-char" svg:width="0.1665in" svg:height="0.1874in" draw:z-index="5"><draw:image xlink:href="Pictures/100002000000001000000012337C269F453CEC0B.gif" xlink:type="simple" xlink:show="embed" xlink:actuate="onLoad"/><svg:title>download</svg:title></draw:frame></text:p>
      <text:p text:style-name="P75"><text:span text:style-name="T16">char</text:span><text:span text:style-name="T24"> </text:span><text:span text:style-name="T19">arr1</text:span><text:span text:style-name="T21">[]</text:span><text:span text:style-name="T24"> = </text:span><text:span text:style-name="T21">{</text:span><text:span text:style-name="T24">'</text:span><text:span text:style-name="T19">H</text:span><text:span text:style-name="T24">','</text:span><text:span text:style-name="T19">E</text:span><text:span text:style-name="T24">','</text:span><text:span text:style-name="T19">Y</text:span><text:span text:style-name="T24">','!', </text:span><text:span text:style-name="T23">0</text:span><text:span text:style-name="T21">}</text:span><text:span text:style-name="T24">;</text:span></text:p>
      <text:p text:style-name="P75"><text:span text:style-name="T16">char</text:span><text:span text:style-name="T24">* </text:span><text:span text:style-name="T19">arr2</text:span><text:span text:style-name="T24"> = </text:span><text:span text:style-name="T19">map</text:span><text:span text:style-name="T21">(</text:span><text:span text:style-name="T19">arr1</text:span><text:span text:style-name="T24">, </text:span><text:span text:style-name="T23">5</text:span><text:span text:style-name="T24">, </text:span><text:span text:style-name="T19">censor</text:span><text:span text:style-name="T21">)</text:span><text:span text:style-name="T24">;</text:span></text:p>
      <text:p text:style-name="P75"><text:span text:style-name="T19">printf</text:span><text:span text:style-name="T21">(</text:span><text:span text:style-name="T26">"%s\n"</text:span><text:span text:style-name="T24">, </text:span><text:span text:style-name="T19">arr2</text:span><text:span text:style-name="T21">)</text:span><text:span text:style-name="T24">; /* HEY. */</text:span></text:p>
      <text:p text:style-name="P75"><text:span text:style-name="T19">free</text:span><text:span text:style-name="T21">(</text:span><text:span text:style-name="T19">arr2</text:span><text:span text:style-name="T21">)</text:span><text:span text:style-name="T24">;</text:span></text:p>
      <text:list xml:id="list3926075541662254531" text:style-name="L14">
        <text:list-item>
          <text:p text:style-name="P38">Do not forget to free allocated memory.</text:p>
        </text:list-item>
      </text:list>
      <text:p text:style-name="Text_20_body"/>
      <text:h text:style-name="P8" text:outline-level="3"><text:bookmark text:name="task_2b"/>Task 2b</text:h>
      <text:p text:style-name="P45">Implement the following functions.</text:p>
      <text:p text:style-name="P66"><text:soft-page-break/><draw:frame draw:style-name="fr1" draw:name="Image7" text:anchor-type="as-char" svg:width="0.1665in" svg:height="0.1874in" draw:z-index="6"><draw:image xlink:href="Pictures/100002000000001000000012337C269F453CEC0B.gif" xlink:type="simple" xlink:show="embed" xlink:actuate="onLoad"/><svg:title>download</svg:title></draw:frame></text:p>
      <text:p text:style-name="P75"><text:span text:style-name="T16">char</text:span><text:span text:style-name="T24"> </text:span><text:span text:style-name="T19">encrypt</text:span><text:span text:style-name="T21">(</text:span><text:span text:style-name="T16">char</text:span><text:span text:style-name="T24"> </text:span><text:span text:style-name="T19">c</text:span><text:span text:style-name="T21">)</text:span><text:span text:style-name="T24">; /* Gets a char c and returns its encrypted form by adding 3 to its value. </text:span></text:p>
      <text:p text:style-name="P76"><text:s text:c="10"/><text:span text:style-name="T14">If c is not between 0x20 and 0x7E it is returned unchanged */</text:span></text:p>
      <text:p text:style-name="P75"><text:span text:style-name="T16">char</text:span><text:span text:style-name="T24"> </text:span><text:span text:style-name="T19">decrypt</text:span><text:span text:style-name="T21">(</text:span><text:span text:style-name="T16">char</text:span><text:span text:style-name="T24"> </text:span><text:span text:style-name="T19">c</text:span><text:span text:style-name="T21">)</text:span><text:span text:style-name="T24">; /* Gets a char c and returns its decrypted form by reducing 3 to its value. </text:span></text:p>
      <text:p text:style-name="P76"><text:s text:c="12"/><text:span text:style-name="T14">If c is not between 0x20 and 0x7E it is returned unchanged */</text:span></text:p>
      <text:p text:style-name="P75"><text:span text:style-name="T16">char</text:span><text:span text:style-name="T24"> </text:span><text:span text:style-name="T19">xprt</text:span><text:span text:style-name="T21">(</text:span><text:span text:style-name="T16">char</text:span><text:span text:style-name="T24"> </text:span><text:span text:style-name="T19">c</text:span><text:span text:style-name="T21">)</text:span><text:span text:style-name="T24">; /* xprt prints the value of c in a hexadecimal representation followed by a </text:span></text:p>
      <text:p text:style-name="P76"><text:s text:c="11"/><text:span text:style-name="T14">new line, and returns c unchanged. */</text:span></text:p>
      <text:p text:style-name="P75"><text:span text:style-name="T16">char</text:span><text:span text:style-name="T24"> </text:span><text:span text:style-name="T19">cprt</text:span><text:span text:style-name="T21">(</text:span><text:span text:style-name="T16">char</text:span><text:span text:style-name="T24"> </text:span><text:span text:style-name="T19">c</text:span><text:span text:style-name="T21">)</text:span><text:span text:style-name="T24">; /* If c is a number between 0x20 and 0x7E, cprt prints the character of ASCII value c followed </text:span></text:p>
      <text:p text:style-name="P76"><text:s text:c="20"/><text:span text:style-name="T14">by a new line. Otherwise, cprt prints the dot ('.') character. After printing, cprt returns </text:span></text:p>
      <text:p text:style-name="P76"><text:s text:c="20"/><text:span text:style-name="T14">the value of c unchanged. */</text:span></text:p>
      <text:p text:style-name="P75"><text:span text:style-name="T16">char</text:span><text:span text:style-name="T24"> </text:span><text:span text:style-name="T19">my_get</text:span><text:span text:style-name="T21">(</text:span><text:span text:style-name="T16">char</text:span><text:span text:style-name="T24"> </text:span><text:span text:style-name="T19">c</text:span><text:span text:style-name="T21">)</text:span><text:span text:style-name="T24">; /* Ignores c, reads and returns a character from stdin using fgetc. */</text:span></text:p>
      <text:p text:style-name="P2">Example:</text:p>
      <text:p text:style-name="P67"><text:span text:style-name="T13"><draw:frame draw:style-name="fr1" draw:name="Image8" text:anchor-type="as-char" svg:width="0.1665in" svg:height="0.1874in" draw:z-index="7"><draw:image xlink:href="Pictures/100002000000001000000012337C269F453CEC0B.gif" xlink:type="simple" xlink:show="embed" xlink:actuate="onLoad"/><svg:title>download</svg:title></draw:frame></text:span><text:span text:style-name="T13"><draw:frame draw:style-name="fr2" draw:name="Image9" text:anchor-type="as-char" svg:width="0.1665in" svg:height="0.0937in" draw:z-index="8"><draw:image xlink:href="Pictures/10000200000000100000000948724AA1012F61BB.gif" xlink:type="simple" xlink:show="embed" xlink:actuate="onLoad"/><svg:title>toggle</svg:title></draw:frame></text:span></text:p>
      <text:p text:style-name="P69">11 lines ...</text:p>
      <text:p text:style-name="P75"><text:span text:style-name="T19">base_len</text:span><text:span text:style-name="T24"> = </text:span><text:span text:style-name="T23">5</text:span><text:span text:style-name="T24">;</text:span></text:p>
      <text:p text:style-name="P75"><text:span text:style-name="T16">char</text:span><text:span text:style-name="T24"> </text:span><text:span text:style-name="T19">arr1</text:span><text:span text:style-name="T21">[</text:span><text:span text:style-name="T19">base_len</text:span><text:span text:style-name="T21">]</text:span><text:span text:style-name="T24">;</text:span></text:p>
      <text:p text:style-name="P75"><text:span text:style-name="T16">char</text:span><text:span text:style-name="T24">* </text:span><text:span text:style-name="T19">arr2</text:span><text:span text:style-name="T24"> = </text:span><text:span text:style-name="T19">map</text:span><text:span text:style-name="T21">(</text:span><text:span text:style-name="T19">arr1</text:span><text:span text:style-name="T24">, </text:span><text:span text:style-name="T19">base_len</text:span><text:span text:style-name="T24">, </text:span><text:span text:style-name="T19">my_get</text:span><text:span text:style-name="T21">)</text:span><text:span text:style-name="T24">;</text:span></text:p>
      <text:p text:style-name="P75"><text:span text:style-name="T16">char</text:span><text:span text:style-name="T24">* </text:span><text:span text:style-name="T19">arr3</text:span><text:span text:style-name="T24"> = </text:span><text:span text:style-name="T19">map</text:span><text:span text:style-name="T21">(</text:span><text:span text:style-name="T19">arr2</text:span><text:span text:style-name="T24">, </text:span><text:span text:style-name="T19">base_len</text:span><text:span text:style-name="T24">, </text:span><text:span text:style-name="T19">encrypt</text:span><text:span text:style-name="T21">)</text:span><text:span text:style-name="T24">;</text:span></text:p>
      <text:p text:style-name="P75"><text:span text:style-name="T16">char</text:span><text:span text:style-name="T24">* </text:span><text:span text:style-name="T19">arr4</text:span><text:span text:style-name="T24"> = </text:span><text:span text:style-name="T19">map</text:span><text:span text:style-name="T21">(</text:span><text:span text:style-name="T19">arr3</text:span><text:span text:style-name="T24">, </text:span><text:span text:style-name="T19">base_len</text:span><text:span text:style-name="T24">, </text:span><text:span text:style-name="T19">xprt</text:span><text:span text:style-name="T21">)</text:span><text:span text:style-name="T24">;</text:span></text:p>
      <text:p text:style-name="P75"><text:span text:style-name="T16">char</text:span><text:span text:style-name="T24">* </text:span><text:span text:style-name="T19">arr5</text:span><text:span text:style-name="T24"> = </text:span><text:span text:style-name="T19">map</text:span><text:span text:style-name="T21">(</text:span><text:span text:style-name="T19">arr4</text:span><text:span text:style-name="T24">, </text:span><text:span text:style-name="T19">base_len</text:span><text:span text:style-name="T24">, </text:span><text:span text:style-name="T19">decrypt</text:span><text:span text:style-name="T21">)</text:span><text:span text:style-name="T24">;</text:span></text:p>
      <text:p text:style-name="P75"><text:span text:style-name="T16">char</text:span><text:span text:style-name="T24">* </text:span><text:span text:style-name="T19">arr6</text:span><text:span text:style-name="T24"> = </text:span><text:span text:style-name="T19">map</text:span><text:span text:style-name="T21">(</text:span><text:span text:style-name="T19">arr5</text:span><text:span text:style-name="T24">, </text:span><text:span text:style-name="T19">base_len</text:span><text:span text:style-name="T24">, </text:span><text:span text:style-name="T19">cprt</text:span><text:span text:style-name="T21">)</text:span><text:span text:style-name="T24">;</text:span></text:p>
      <text:p text:style-name="P75"><text:span text:style-name="T19">free</text:span><text:span text:style-name="T21">(</text:span><text:span text:style-name="T19">arr2</text:span><text:span text:style-name="T21">)</text:span><text:span text:style-name="T24">;</text:span></text:p>
      <text:p text:style-name="P75"><text:span text:style-name="T19">free</text:span><text:span text:style-name="T21">(</text:span><text:span text:style-name="T19">arr3</text:span><text:span text:style-name="T21">)</text:span><text:span text:style-name="T24">;</text:span></text:p>
      <text:p text:style-name="P75"><text:span text:style-name="T19">free</text:span><text:span text:style-name="T21">(</text:span><text:span text:style-name="T19">arr4</text:span><text:span text:style-name="T21">)</text:span><text:span text:style-name="T24">;</text:span></text:p>
      <text:p text:style-name="P75"><text:span text:style-name="T19">free</text:span><text:span text:style-name="T21">(</text:span><text:span text:style-name="T19">arr5</text:span><text:span text:style-name="T21">)</text:span><text:span text:style-name="T24">;</text:span></text:p>
      <text:p text:style-name="P75"><text:span text:style-name="T19">free</text:span><text:span text:style-name="T21">(</text:span><text:span text:style-name="T19">arr6</text:span><text:span text:style-name="T21">)</text:span><text:span text:style-name="T24">;</text:span></text:p>
      <text:p text:style-name="P10">Result: </text:p>
      <text:p text:style-name="P79">Hey! // this is the user input.</text:p>
      <text:p text:style-name="P79">0x4B</text:p>
      <text:p text:style-name="P79">0x68</text:p>
      <text:p text:style-name="P79">0x7C</text:p>
      <text:p text:style-name="P79">0x24</text:p>
      <text:p text:style-name="P79">0XA</text:p>
      <text:p text:style-name="P79">H</text:p>
      <text:p text:style-name="P79">e</text:p>
      <text:p text:style-name="P79">y</text:p>
      <text:p text:style-name="P79">!</text:p>
      <text:p text:style-name="P79">.</text:p>
      <text:list xml:id="list873655975527024440" text:style-name="L15">
        <text:list-item>
          <text:p text:style-name="P39"><text:soft-page-break/>Do not forget to free allocated memory.</text:p>
        </text:list-item>
        <text:list-item>
          <text:p text:style-name="P60">There is no need to encrypt/decrypt letters in a cyclic manner, simply add/reduce 3.</text:p>
        </text:list-item>
      </text:list>
      <text:p text:style-name="Text_20_body"/>
      <text:h text:style-name="P8" text:outline-level="3"><text:bookmark text:name="t2c_-_adding_an_option_to_exit"/>T2c - Adding an option to exit</text:h>
      <text:p text:style-name="P45">Implement the following function:</text:p>
      <text:p text:style-name="P66"><draw:frame draw:style-name="fr1" draw:name="Image10" text:anchor-type="as-char" svg:width="0.1665in" svg:height="0.1874in" draw:z-index="9"><draw:image xlink:href="Pictures/100002000000001000000012337C269F453CEC0B.gif" xlink:type="simple" xlink:show="embed" xlink:actuate="onLoad"/><svg:title>download</svg:title></draw:frame></text:p>
      <text:p text:style-name="P75"><text:span text:style-name="T16">char</text:span><text:span text:style-name="T24"> </text:span><text:span text:style-name="T19">quit</text:span><text:span text:style-name="T21">(</text:span><text:span text:style-name="T16">char</text:span><text:span text:style-name="T24"> </text:span><text:span text:style-name="T19">c</text:span><text:span text:style-name="T21">)</text:span><text:span text:style-name="T24">; /* Gets a char c, and ends the program using c as the return value */</text:span></text:p>
      <text:p text:style-name="P2">This function ends the program using the <text:span text:style-name="T12">exit</text:span> system call (as mentioned in the lab's reading material). The use of such a function will be clarified in task 3.</text:p>
      <text:list xml:id="list3894887432749923330" text:style-name="L16">
        <text:list-item>
          <text:p text:style-name="P40">There is no need to do anything other than call the exit function</text:p>
        </text:list-item>
      </text:list>
      <text:h text:style-name="P8" text:outline-level="3"><text:bookmark text:name="task_3_-_menu"/>Task 3 - Menu</text:h>
      <text:list xml:id="list9090185442344535855" text:style-name="L17">
        <text:list-item>
          <text:p text:style-name="P41"><text:span text:style-name="T1">struct</text:span> - A struct in the C programming language is a structured type that aggregates a fixed set of labeled items, possibly of different types, into a single entity similar to an "object". <text:line-break/>The struct size equals the sum of the sizes of its objects plus alignment (if needed). You can get the size by using the <text:span text:style-name="T1">sizeof</text:span> operator as follows: sizeof(struct struct_name).</text:p>
        </text:list-item>
      </text:list>
      <text:p text:style-name="P2">A function pointer can be a field in a structure, thus several functions can be accessed through a single data structure or container.</text:p>
      <text:p text:style-name="P2">An array of function descriptors, each represented by a structure holding the function name (or description) and a pointer to the function, can be used to implement a program menu. Using the following structure definition:</text:p>
      <text:p text:style-name="P66"><draw:frame draw:style-name="fr1" draw:name="Image11" text:anchor-type="as-char" svg:width="0.1665in" svg:height="0.1874in" draw:z-index="10"><draw:image xlink:href="Pictures/100002000000001000000012337C269F453CEC0B.gif" xlink:type="simple" xlink:show="embed" xlink:actuate="onLoad"/><svg:title>download</svg:title></draw:frame></text:p>
      <text:p text:style-name="P75"><text:span text:style-name="T16">struct</text:span><text:span text:style-name="T24"> </text:span><text:span text:style-name="T19">fun_desc</text:span><text:span text:style-name="T24"> </text:span><text:span text:style-name="T21">{</text:span></text:p>
      <text:p text:style-name="P77"><text:span text:style-name="T24"><text:s text:c="2"/></text:span><text:span text:style-name="T17">char</text:span><text:span text:style-name="T15"> *</text:span><text:span text:style-name="T20">name</text:span><text:span text:style-name="T15">;</text:span></text:p>
      <text:p text:style-name="P77"><text:span text:style-name="T24"><text:s text:c="2"/></text:span><text:span text:style-name="T17">char</text:span><text:span text:style-name="T15"> </text:span><text:span text:style-name="T22">(</text:span><text:span text:style-name="T15">*</text:span><text:span text:style-name="T20">fun</text:span><text:span text:style-name="T22">)(</text:span><text:span text:style-name="T17">char</text:span><text:span text:style-name="T22">)</text:span><text:span text:style-name="T15">;</text:span></text:p>
      <text:p text:style-name="P75"><text:span text:style-name="T21">}</text:span><text:span text:style-name="T24">;</text:span></text:p>
      <text:p text:style-name="P2">Alternatively, you can define this as a "typedef" as shown in class.</text:p>
      <text:p text:style-name="P4"><text:span text:style-name="T3">Using the code from 2c, write a program called </text:span><text:span text:style-name="Teletype"><text:span text:style-name="T3">menu</text:span></text:span><text:span text:style-name="T3"> that performs the following.</text:span></text:p>
      <text:list xml:id="list6964898668146272226" text:style-name="L18">
        <text:list-item>
          <text:p text:style-name="P42">Defines a char array named 'carray' of length 5, initialized to the empty string (how?).</text:p>
        </text:list-item>
        <text:list-item>
          <text:p text:style-name="P61">Defines an array of fun_desc and initializes it (in the declaration, <text:span text:style-name="T1">not</text:span> as program code within a function) to the names and the pointers of the functions that you implemented in Task 2. The last fun_desc in the array should contain a null pointer name and a null pointer to function (<text:span text:style-name="T1">the length of the array should not be kept explicitly after constructing it</text:span>).</text:p>
        </text:list-item>
        <text:list-item>
          <text:p text:style-name="P61">Displays a menu (as a numbered list) of names (or descriptions) of the functions contained in the array. The menu should be printed by looping over the menu item names from the fun_desc, <text:span text:style-name="T1">not</text:span> by printing a string (or strings) that contain a copy of the name.</text:p>
        </text:list-item>
        <text:list-item>
          <text:p text:style-name="P61">Displays a prompt asking the user to choose a function by its number in the menu, reads the number, and checks if it is within bounds. The bound should be pre-computed only <text:span text:style-name="T1">once</text:span>, and <text:span text:style-name="T1">before</text:span> the loop where the prompt is printed. If the number is within bounds, "Within bounds" is printed, otherwise "Not within bounds" is printed and the program exits gracefully.</text:p>
        </text:list-item>
        <text:list-item>
          <text:p text:style-name="P61"><text:soft-page-break/>Evaluate the appropriate function over 'carray' (using map) according to the number entered by the user. Note that you should call the function by using the function pointer in the array of structures, and not by using "if" or "switch".</text:p>
        </text:list-item>
      </text:list>
      <text:p text:style-name="P4"><text:line-break/><text:span text:style-name="T3">Usage Example:</text:span></text:p>
      <text:p text:style-name="P10">#&gt; menu</text:p>
      <text:p text:style-name="P79">Please choose a function:</text:p>
      <text:p text:style-name="P79">0) Censor</text:p>
      <text:p text:style-name="P79">1) Encrypt</text:p>
      <text:p text:style-name="P79">2) Decrypt</text:p>
      <text:p text:style-name="P79">3) Print hex</text:p>
      <text:p text:style-name="P79">4) Print string</text:p>
      <text:p text:style-name="P79">5) Get string</text:p>
      <text:p text:style-name="P79">6) Quit</text:p>
      <text:p text:style-name="P79">Option: 5</text:p>
      <text:p text:style-name="P79">Within bounds</text:p>
      <text:p text:style-name="P79">Best</text:p>
      <text:p text:style-name="P79">DONE.</text:p>
      <text:p text:style-name="P80"/>
      <text:p text:style-name="P79">Please choose a function:</text:p>
      <text:p text:style-name="P79">0) Censor</text:p>
      <text:p text:style-name="P79">1) Encrypt</text:p>
      <text:p text:style-name="P79">2) Decrypt</text:p>
      <text:p text:style-name="P79">3) Print hex</text:p>
      <text:p text:style-name="P79">4) Print string</text:p>
      <text:p text:style-name="P79">5) Get string</text:p>
      <text:p text:style-name="P79">6) Quit</text:p>
      <text:p text:style-name="P79">Option: 5</text:p>
      <text:p text:style-name="P79">Within bounds</text:p>
      <text:p text:style-name="P79">Lab2</text:p>
      <text:p text:style-name="P79">DONE.</text:p>
      <text:p text:style-name="P80"/>
      <text:p text:style-name="P79">Please choose a function:</text:p>
      <text:p text:style-name="P79">0) Censor</text:p>
      <text:p text:style-name="P79">1) Encrypt</text:p>
      <text:p text:style-name="P79">2) Decrypt</text:p>
      <text:p text:style-name="P79">3) Print hex</text:p>
      <text:p text:style-name="P79">4) Print string</text:p>
      <text:p text:style-name="P79">5) Get string</text:p>
      <text:p text:style-name="P79">6) Quit</text:p>
      <text:p text:style-name="P79">Option: 1</text:p>
      <text:p text:style-name="P79">Within bounds</text:p>
      <text:p text:style-name="P79">DONE.</text:p>
      <text:p text:style-name="P80"/>
      <text:p text:style-name="P79"><text:soft-page-break/>Please choose a function:</text:p>
      <text:p text:style-name="P79">0) Censor</text:p>
      <text:p text:style-name="P79">1) Encrypt</text:p>
      <text:p text:style-name="P79">2) Decrypt</text:p>
      <text:p text:style-name="P79">3) Print hex</text:p>
      <text:p text:style-name="P79">4) Print string</text:p>
      <text:p text:style-name="P79">5) Get string</text:p>
      <text:p text:style-name="P79">6) Quit</text:p>
      <text:p text:style-name="P79">Option: 4</text:p>
      <text:p text:style-name="P79">Within bounds</text:p>
      <text:p text:style-name="P79">O</text:p>
      <text:p text:style-name="P79">d</text:p>
      <text:p text:style-name="P79">e</text:p>
      <text:p text:style-name="P79">5</text:p>
      <text:p text:style-name="P79">.</text:p>
      <text:p text:style-name="P79">DONE.</text:p>
      <text:p text:style-name="P80"/>
      <text:p text:style-name="P79">Please choose a function:</text:p>
      <text:p text:style-name="P79">0) Censor</text:p>
      <text:p text:style-name="P79">1) Encrypt</text:p>
      <text:p text:style-name="P79">2) Decrypt</text:p>
      <text:p text:style-name="P79">3) Print hex</text:p>
      <text:p text:style-name="P79">4) Print string</text:p>
      <text:p text:style-name="P79">5) Get string</text:p>
      <text:p text:style-name="P79">6) Quit</text:p>
      <text:p text:style-name="P79">Option: 2</text:p>
      <text:p text:style-name="P79">Within bounds</text:p>
      <text:p text:style-name="P79">DONE.</text:p>
      <text:p text:style-name="P80"/>
      <text:p text:style-name="P79">Please choose a function:</text:p>
      <text:p text:style-name="P79">0) Censor</text:p>
      <text:p text:style-name="P79">1) Encrypt</text:p>
      <text:p text:style-name="P79">2) Decrypt</text:p>
      <text:p text:style-name="P79">3) Print hex</text:p>
      <text:p text:style-name="P79">4) Print string</text:p>
      <text:p text:style-name="P79">5) Get string</text:p>
      <text:p text:style-name="P79">6) Quit</text:p>
      <text:p text:style-name="P79">Option: 4</text:p>
      <text:p text:style-name="P79">Within bounds</text:p>
      <text:p text:style-name="P79">L</text:p>
      <text:p text:style-name="P79">a</text:p>
      <text:p text:style-name="P79">b</text:p>
      <text:p text:style-name="P79">2</text:p>
      <text:p text:style-name="P79">.</text:p>
      <text:p text:style-name="P79"><text:soft-page-break/>DONE.</text:p>
      <text:p text:style-name="P80"/>
      <text:p text:style-name="P79">Please choose a function:</text:p>
      <text:p text:style-name="P79">0) Censor</text:p>
      <text:p text:style-name="P79">1) Encrypt</text:p>
      <text:p text:style-name="P79">2) Decrypt</text:p>
      <text:p text:style-name="P79">3) Print hex</text:p>
      <text:p text:style-name="P79">4) Print string</text:p>
      <text:p text:style-name="P79">5) Get string</text:p>
      <text:p text:style-name="P79">6) Quit</text:p>
      <text:p text:style-name="P79">Option: 6</text:p>
      <text:p text:style-name="P79">Within bounds</text:p>
      <text:p text:style-name="P2">Below is an example of declaration and initialization of a two-element array of "function descriptors":</text:p>
      <text:p text:style-name="P66"><draw:frame draw:style-name="fr1" draw:name="Image12" text:anchor-type="as-char" svg:width="0.1665in" svg:height="0.1874in" draw:z-index="11"><draw:image xlink:href="Pictures/100002000000001000000012337C269F453CEC0B.gif" xlink:type="simple" xlink:show="embed" xlink:actuate="onLoad"/><svg:title>download</svg:title></draw:frame></text:p>
      <text:p text:style-name="P75"><text:span text:style-name="T16">struct</text:span><text:span text:style-name="T24"> </text:span><text:span text:style-name="T19">fun_desc</text:span><text:span text:style-name="T24"> </text:span><text:span text:style-name="T19">menu</text:span><text:span text:style-name="T21">[]</text:span><text:span text:style-name="T24"> = </text:span><text:span text:style-name="T21">{</text:span><text:span text:style-name="T24"> </text:span><text:span text:style-name="T21">{</text:span><text:span text:style-name="T24"> </text:span><text:span text:style-name="T26">"hello"</text:span><text:span text:style-name="T24">, </text:span><text:span text:style-name="T19">hello</text:span><text:span text:style-name="T24"> </text:span><text:span text:style-name="T21">}</text:span><text:span text:style-name="T24">, </text:span><text:span text:style-name="T21">{</text:span><text:span text:style-name="T24"> </text:span><text:span text:style-name="T26">"bye"</text:span><text:span text:style-name="T24">, </text:span><text:span text:style-name="T19">bye</text:span><text:span text:style-name="T24"> </text:span><text:span text:style-name="T21">}</text:span><text:span text:style-name="T24">, </text:span><text:span text:style-name="T21">{</text:span><text:span text:style-name="T24"> </text:span><text:span text:style-name="T25">NULL</text:span><text:span text:style-name="T24">, </text:span><text:span text:style-name="T25">NULL</text:span><text:span text:style-name="T24"> </text:span><text:span text:style-name="T21">}</text:span><text:span text:style-name="T24"> </text:span><text:span text:style-name="T21">}</text:span><text:span text:style-name="T24">;</text:span></text:p>
      <text:p text:style-name="P2">Is it possible to call a function at an invalid address in your version of the program?</text:p>
      <text:p text:style-name="P4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Verdana" svg:font-family="Verdan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8:06:21.575135128</meta:creation-date>
    <dc:date>2017-07-24T18:08:07.891329874</dc:date>
    <meta:editing-duration>PT1M4S</meta:editing-duration>
    <meta:editing-cycles>2</meta:editing-cycles>
    <meta:generator>LibreOffice/5.1.6.2$Linux_X86_64 LibreOffice_project/10m0$Build-2</meta:generator>
    <meta:document-statistic meta:table-count="0" meta:image-count="12" meta:object-count="0" meta:page-count="8" meta:paragraph-count="235" meta:word-count="1729" meta:character-count="9814" meta:non-whitespace-character-count="8214"/>
  </office:meta>
</office:document-meta>
</file>